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8cm"/>
    </style:style>
    <style:style style:name="co3" style:family="table-column">
      <style:table-column-properties fo:break-before="auto" style:column-width="0.57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0.332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0.52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fo:background-color="#a1467e"/>
    </style:style>
    <style:style style:name="ce3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e8f2a1"/>
    </style:style>
    <style:style style:name="ce7" style:family="table-cell" style:parent-style-name="Default" style:data-style-name="N1">
      <style:table-cell-properties fo:background-color="#e16173"/>
    </style:style>
    <style:style style:name="ce1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a6a6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 style:data-style-name="N1">
      <style:table-cell-properties fo:background-color="transparent"/>
    </style:style>
    <style:style style:name="ce16" style:family="table-cell" style:parent-style-name="Default" style:data-style-name="N1"/>
    <style:style style:name="ce19" style:family="table-cell" style:parent-style-name="Default" style:data-style-name="N2"/>
    <style:style style:name="ce8" style:family="table-cell" style:parent-style-name="Default" style:data-style-name="N115"/>
    <style:style style:name="ce9" style:family="table-cell" style:parent-style-name="Default" style:data-style-name="N11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6.002cm" svg:height="8.998cm" svg:x="25.54cm" svg:y="8.688cm">
            <draw:object draw:notify-on-update-of-ranges="Arkusz1.I2:Arkusz1.I4 Arkusz1.K2:Arkusz1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9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SSI[dBm]</text:p>
          </table:table-cell>
          <table:table-cell table:style-name="Default" office:value-type="string" calcext:value-type="string">
            <text:p>dystans[m]</text:p>
          </table:table-cell>
          <table:table-cell table:style-name="Default" office:value-type="string" calcext:value-type="string">
            <text:p>dystans(cm)</text:p>
          </table:table-cell>
          <table:table-cell/>
          <table:table-cell office:value-type="string" calcext:value-type="string">
            <text:p>en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5" table:formula="of:=[.K2]" office:value-type="float" office:value="926.118728128794" calcext:value-type="float">
            <text:p>926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-86" calcext:value-type="float">
            <text:p>-86</text:p>
          </table:table-cell>
          <table:table-cell table:formula="of:=10^((-57-[.I2]) / (10*[.M2]) )" office:value-type="float" office:value="9.26118728128794" calcext:value-type="float">
            <text:p>9,26</text:p>
          </table:table-cell>
          <table:table-cell table:formula="of:=[.J2]*100" office:value-type="float" office:value="926.118728128794" calcext:value-type="float">
            <text:p>926,11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15" table:formula="of:=[.K3]" office:value-type="float" office:value="232.630506715363" calcext:value-type="float">
            <text:p>233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-68" calcext:value-type="float">
            <text:p>-68</text:p>
          </table:table-cell>
          <table:table-cell table:formula="of:=10^((-57-[.I3]) / (10*[.M3]) )" office:value-type="float" office:value="2.32630506715363" calcext:value-type="float">
            <text:p>2,33</text:p>
          </table:table-cell>
          <table:table-cell table:formula="of:=[.J3]*100" office:value-type="float" office:value="232.630506715363" calcext:value-type="float">
            <text:p>232,63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float" office:value="82.5" calcext:value-type="float">
            <text:p>82,5</text:p>
          </table:table-cell>
          <table:table-cell table:style-name="ce5" office:value-type="float" office:value="-260" calcext:value-type="float">
            <text:p>-260</text:p>
          </table:table-cell>
          <table:table-cell table:style-name="ce15" table:formula="of:=[.K4]" office:value-type="float" office:value="368.694506451958" calcext:value-type="float">
            <text:p>369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-74" calcext:value-type="float">
            <text:p>-74</text:p>
          </table:table-cell>
          <table:table-cell table:formula="of:=10^((-57-[.I4]) / (10*[.M4]) )" office:value-type="float" office:value="3.68694506451958" calcext:value-type="float">
            <text:p>3,69</text:p>
          </table:table-cell>
          <table:table-cell table:formula="of:=[.J4]*100" office:value-type="float" office:value="368.694506451958" calcext:value-type="float">
            <text:p>368,69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9" table:number-columns-repeated="2"/>
          <table:table-cell table:number-columns-repeated="5"/>
          <table:table-cell table:style-name="ce9"/>
        </table:table-row>
        <table:table-row table:style-name="ro2">
          <table:table-cell table:number-columns-repeated="11"/>
          <table:table-cell table:style-name="ce9" table:number-columns-repeated="2"/>
          <table:table-cell table:number-columns-repeated="5"/>
          <table:table-cell table:style-name="ce9"/>
        </table:table-row>
        <table:table-row table:style-name="ro1" table:number-rows-repeated="2">
          <table:table-cell table:number-columns-repeated="11"/>
          <table:table-cell table:style-name="ce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trilateracja</text:p>
          </table:table-cell>
          <table:table-cell table:number-columns-repeated="10"/>
          <table:table-cell table:style-name="ce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formula="of:=2*[.B3] - 2*[.B2]" office:value-type="float" office:value="330" calcext:value-type="float">
            <text:p>330</text:p>
          </table:table-cell>
          <table:table-cell table:number-columns-repeated="9"/>
          <table:table-cell table:style-name="ce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formula="of:=2*[.C3] - 2*[.C2]" office:value-type="float" office:value="0" calcext:value-type="float">
            <text:p>0</text:p>
          </table:table-cell>
          <table:table-cell table:number-columns-repeated="9"/>
          <table:table-cell table:style-name="ce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formula="of:=[.D2]^2 - [.D3]^2 - [.B2]^2 + [.B3]^2 - [.C2]^2 + [.C3]^2" office:value-type="float" office:value="830803.945936248" calcext:value-type="float">
            <text:p>830803,945936248</text:p>
          </table:table-cell>
          <table:table-cell table:number-columns-repeated="9"/>
          <table:table-cell table:style-name="ce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2*[.B4] - 2*[.B3]" office:value-type="float" office:value="-165" calcext:value-type="float">
            <text:p>-165</text:p>
          </table:table-cell>
          <table:table-cell table:number-columns-repeated="9"/>
          <table:table-cell table:style-name="ce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</text:p>
          </table:table-cell>
          <table:table-cell table:formula="of:= 2*[.C4] - 2*[.C3]" office:value-type="float" office:value="-520" calcext:value-type="float">
            <text:p>-520</text:p>
          </table:table-cell>
          <table:table-cell table:number-columns-repeated="9"/>
          <table:table-cell table:style-name="ce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formula="of:= [.D3]^2 - [.D4]^2 - [.B3]^2 + [.B4]^2 - [.C3]^2 + [.C4]^2" office:value-type="float" office:value="-34637.4364332062" calcext:value-type="float">
            <text:p>-34637,4364332062</text:p>
          </table:table-cell>
          <table:table-cell table:number-columns-repeated="9"/>
          <table:table-cell table:style-name="ce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style-name="ce7" table:formula="of:=([.B12]*[.B14] - [.B15]*[.B11]) / ([.B14]*[.B10] - [.B11]*[.B13])" office:value-type="float" office:value="2517.58771495833" calcext:value-type="float">
            <text:p>2518</text:p>
          </table:table-cell>
          <table:table-cell table:number-columns-repeated="2"/>
          <table:table-cell table:style-name="ce16"/>
          <table:table-cell table:number-columns-repeated="6"/>
          <table:table-cell table:style-name="ce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table:style-name="ce7" table:formula="of:=([.B12]*[.B13] - [.B10]*[.B15]) / ([.B11]*[.B13] - [.B10]*[.B14])" office:value-type="float" office:value="-732.23949333638" calcext:value-type="float">
            <text:p>-732</text:p>
          </table:table-cell>
          <table:table-cell table:number-columns-repeated="2"/>
          <table:table-cell table:style-name="ce16"/>
          <table:table-cell table:number-columns-repeated="6"/>
          <table:table-cell table:style-name="ce9" table:number-columns-repeated="2"/>
          <table:table-cell table:number-columns-repeated="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9"/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float" office:value="82.5" calcext:value-type="float">
            <text:p>82,5</text:p>
          </table:table-cell>
          <table:table-cell table:style-name="ce5" office:value-type="float" office:value="-260" calcext:value-type="float">
            <text:p>-2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450" calcext:value-type="float">
            <text:p>-4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-450" calcext:value-type="float">
            <text:p>-4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style-name="ce14" office:value-type="float" office:value="72.5" calcext:value-type="float">
            <text:p>72,5</text:p>
          </table:table-cell>
          <table:table-cell table:style-name="ce14" office:value-type="float" office:value="-600" calcext:value-type="float">
            <text:p>-600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2"/>
          <table:table-cell office:value-type="float" office:value="380" calcext:value-type="float">
            <text:p>380</text:p>
          </table:table-cell>
          <table:table-cell table:number-columns-repeated="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2"/>
          <table:table-cell office:value-type="float" office:value="400" calcext:value-type="float">
            <text:p>4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.00.0000</text:date>, <text:time style:data-style-name="N2" text:time-value="11:45:30.73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3T14:35:02.316000000</meta:creation-date>
    <dc:date>2021-08-03T11:49:06.934000000</dc:date>
    <meta:editing-duration>P1DT1H18M21S</meta:editing-duration>
    <meta:editing-cycles>28</meta:editing-cycles>
    <meta:generator>LibreOffice/7.1.4.2$Windows_X86_64 LibreOffice_project/a529a4fab45b75fefc5b6226684193eb000654f6</meta:generator>
    <meta:document-statistic meta:table-count="1" meta:cell-count="7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5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5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scatter" chart:style-name="ch1">
        <chart:legend chart:legend-position="end" svg:x="12.948cm" svg:y="4.204cm" style:legend-expansion="high" chart:style-name="ch2"/>
        <chart:plot-area chart:style-name="ch3" table:cell-range-address="Arkusz1.I2:Arkusz1.I4 Arkusz1.K2:Arkusz1.K4" svg:x="0.32cm" svg:y="0.179cm" svg:width="12.308cm" svg:height="8.641cm">
          <chart:coordinate-region svg:x="0.576cm" svg:y="0.374cm" svg:width="11.794cm" svg:height="7.8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usz1.K2:Arkusz1.K4" chart:class="chart:scatter">
            <chart:domain table:cell-range-address="Arkusz1.I2:Arkusz1.I4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I</text:p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6">
                <text:p>-86</text:p>
                <draw:g>
                  <svg:desc>Arkusz1.I2:Arkusz1.I4</svg:desc>
                </draw:g>
              </table:table-cell>
              <table:table-cell office:value-type="float" office:value="926.118728128794">
                <text:p>926.118728128794</text:p>
                <draw:g>
                  <svg:desc>Arkusz1.K2:Arkusz1.K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8">
                <text:p>-68</text:p>
              </table:table-cell>
              <table:table-cell office:value-type="float" office:value="232.630506715363">
                <text:p>232.630506715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74">
                <text:p>-74</text:p>
              </table:table-cell>
              <table:table-cell office:value-type="float" office:value="368.694506451958">
                <text:p>368.6945064519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